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8d5"/>
    </style:style>
    <style:style style:name="P2" style:family="paragraph" style:parent-style-name="Text_20_body">
      <style:text-properties officeooo:paragraph-rsid="001d4a33"/>
    </style:style>
    <style:style style:name="P3" style:family="paragraph" style:parent-style-name="Text_20_body">
      <style:text-properties officeooo:paragraph-rsid="001d56b1"/>
    </style:style>
    <style:style style:name="P4" style:family="paragraph" style:parent-style-name="Text_20_body">
      <style:text-properties officeooo:paragraph-rsid="001f4969"/>
    </style:style>
    <style:style style:name="P5" style:family="paragraph" style:parent-style-name="Text_20_body">
      <style:text-properties officeooo:paragraph-rsid="001f54ac"/>
    </style:style>
    <style:style style:name="P6" style:family="paragraph" style:parent-style-name="Text_20_body">
      <style:text-properties officeooo:paragraph-rsid="001fd46a"/>
    </style:style>
    <style:style style:name="P7" style:family="paragraph" style:parent-style-name="Text_20_body">
      <style:text-properties fo:font-weight="normal" officeooo:paragraph-rsid="001fd46a" style:font-weight-asian="normal" style:font-weight-complex="normal"/>
    </style:style>
    <style:style style:name="P8" style:family="paragraph" style:parent-style-name="Text_20_body">
      <style:text-properties fo:font-style="italic" officeooo:paragraph-rsid="001d4a33" style:font-style-asian="italic" style:font-style-complex="italic"/>
    </style:style>
    <style:style style:name="P9" style:family="paragraph" style:parent-style-name="Text_20_body">
      <style:text-properties officeooo:paragraph-rsid="002583ed"/>
    </style:style>
    <style:style style:name="P10" style:family="paragraph" style:parent-style-name="Text_20_body">
      <style:text-properties officeooo:paragraph-rsid="0027301a"/>
    </style:style>
    <style:style style:name="P11" style:family="paragraph" style:parent-style-name="Heading_20_3">
      <style:text-properties officeooo:paragraph-rsid="001f54ac"/>
    </style:style>
    <style:style style:name="T1" style:family="text">
      <style:text-properties officeooo:rsid="001c38d5"/>
    </style:style>
    <style:style style:name="T2" style:family="text">
      <style:text-properties officeooo:rsid="001d4a33"/>
    </style:style>
    <style:style style:name="T3" style:family="text">
      <style:text-properties fo:font-style="italic" officeooo:rsid="001d4a33" style:font-style-asian="italic" style:font-style-complex="italic"/>
    </style:style>
    <style:style style:name="T4" style:family="text">
      <style:text-properties officeooo:rsid="001d56b1"/>
    </style:style>
    <style:style style:name="T5" style:family="text">
      <style:text-properties fo:font-weight="bold" officeooo:rsid="001d56b1" style:font-weight-asian="bold" style:font-weight-complex="bold"/>
    </style:style>
    <style:style style:name="T6" style:family="text">
      <style:text-properties fo:font-weight="bold" officeooo:rsid="001d4a33" style:font-weight-asian="bold" style:font-weight-complex="bold"/>
    </style:style>
    <style:style style:name="T7" style:family="text">
      <style:text-properties fo:font-weight="bold" officeooo:rsid="001f4969" style:font-weight-asian="bold" style:font-weight-complex="bold"/>
    </style:style>
    <style:style style:name="T8" style:family="text">
      <style:text-properties fo:font-weight="bold" officeooo:rsid="001f54ac" style:font-weight-asian="bold" style:font-weight-complex="bold"/>
    </style:style>
    <style:style style:name="T9" style:family="text">
      <style:text-properties fo:font-weight="bold" officeooo:rsid="001fd46a" style:font-weight-asian="bold" style:font-weight-complex="bold"/>
    </style:style>
    <style:style style:name="T10" style:family="text">
      <style:text-properties fo:font-weight="bold" officeooo:rsid="00217de7" style:font-weight-asian="bold" style:font-weight-complex="bold"/>
    </style:style>
    <style:style style:name="T11" style:family="text">
      <style:text-properties officeooo:rsid="001f4969"/>
    </style:style>
    <style:style style:name="T12" style:family="text">
      <style:text-properties officeooo:rsid="001f54ac"/>
    </style:style>
    <style:style style:name="T13" style:family="text">
      <style:text-properties officeooo:rsid="001fd46a"/>
    </style:style>
    <style:style style:name="T14" style:family="text">
      <style:text-properties officeooo:rsid="0025246e"/>
    </style:style>
    <style:style style:name="T15" style:family="text">
      <style:text-properties officeooo:rsid="002583ed"/>
    </style:style>
    <style:style style:name="T16" style:family="text">
      <style:text-properties fo:font-weight="normal" officeooo:rsid="001d4a33" style:font-weight-asian="normal" style:font-weight-complex="normal"/>
    </style:style>
    <style:style style:name="T17" style:family="text">
      <style:text-properties officeooo:rsid="002730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Some utilities for </text:span><text:span text:style-name="T1">ZMQ throughput tests</text:span></text:h>
      <text:p text:style-name="Text_20_body"><text:span text:style-name="T1"/></text:p>
      <text:p text:style-name="P8"><text:span text:style-name="T14">b</text:span><text:span text:style-name="T2">y Andy Götz</text:span></text:p>
      <text:p text:style-name="Text_20_body"><text:span text:style-name="T1"/></text:p>
      <text:p text:style-name="P1"><text:span text:style-name="T1">This document describes how to use some utilities for testing the performance of network and disk throughput with ZMQ for the Local Buffer Storage (LBS).</text:span></text:p>
      <text:p text:style-name="P1"><text:span text:style-name="T1"/></text:p>
      <text:p text:style-name="P1"><text:span text:style-name="T1">The </text:span><text:span text:style-name="T2">source code for these tools is derived from the performance examples in the </text:span><text:span text:style-name="T3">perf</text:span><text:span text:style-name="T2"> subdirectory of the zmq source code distribution:</text:span></text:p>
      <text:p text:style-name="P2"><text:a xlink:type="simple" xlink:href="http://download.zeromq.org/zeromq-3.2.3.tar.gz"><text:span text:style-name="T2">http://download.zeromq.org/zeromq-3.2.3.tar.gz</text:span></text:a></text:p>
      <text:p text:style-name="P2"><text:span text:style-name="T2"/></text:p>
      <text:p text:style-name="P10"><text:span text:style-name="T2">The modified code is available on the local lbs disks (lbs291) in ~goetz/zmq/zeromq-3.2.3/perf or on my github account:</text:span></text:p>
      <text:p text:style-name="P10"><text:span text:style-name="T2"/></text:p>
      <text:p text:style-name="P10"><text:a xlink:type="simple" xlink:href="https://github.com/andygotz/myzmq/tree/master/perf">https://github.com/andygotz/myzmq/tree/master/perf</text:a></text:p>
      <text:p text:style-name="P10"/>
      <text:p text:style-name="P10"><text:span text:style-name="T2">The binaries are in /tmp_14_days/goetz for Debian 64 bit and Windows 32 bit.</text:span></text:p>
      <text:p text:style-name="P10"><text:span text:style-name="T2"/></text:p>
      <text:p text:style-name="P10"><text:span text:style-name="T2">The two utilities used are local_thr and remote_thr for measuring network throughput using a PUSH-PULL socket for messages of different sizes. They have been modified to write data to disk in one or more separate thread(s) to measure network + disk performance. Performance is measured and printed out every 1000 transfers in a gnuplot friendly format. The resulting data can also be imported and plotted in a spreadsheet.</text:span></text:p>
      <text:p text:style-name="P2"><text:span text:style-name="T2"/></text:p>
      <text:h text:style-name="Heading_20_2" text:outline-level="2"><text:span text:style-name="T2">Syntax</text:span></text:h>
      <text:p text:style-name="Text_20_body"><text:span text:style-name="T2"/></text:p>
      <text:h text:style-name="Heading_20_3" text:outline-level="3"><text:span text:style-name="T2">(1) remote_thr </text:span><text:span text:style-name="T2">:</text:span></text:h>
      <text:h text:style-name="Heading_20_3" text:outline-level="3"><text:span text:style-name="T6">Linux</text:span><text:span text:style-name="T2"> : </text:span></text:h>
      <text:p text:style-name="P3"><text:span text:style-name="T6"/></text:p>
      <text:p text:style-name="P3"><text:span text:style-name="T5">remote_thr &lt;bind-address&gt; &lt;message size&gt; &lt;number of messages&gt;</text:span></text:p>
      <text:p text:style-name="P3"><text:span text:style-name="T4"/></text:p>
      <text:p text:style-name="P3"><text:span text:style-name="T4"><text:tab/>bind-address = tcp://ip-address/socket where ip-address must be 10 Gbps endpoint</text:span></text:p>
      <text:p text:style-name="P3"><text:span text:style-name="T4"><text:tab/>message-size = size in bytes e.g. 8000000 for 8 MB</text:span></text:p>
      <text:p text:style-name="P3"><text:span text:style-name="T4"><text:tab/>number-of-messages = large number for many calls from client(s) e.g. 10000000</text:span></text:p>
      <text:p text:style-name="P3"><text:span text:style-name="T4"/></text:p>
      <text:p text:style-name="P3"><text:span text:style-name="T4">Example running on kvm22 talking to lbs291 :</text:span></text:p>
      <text:p text:style-name="P3"><text:soft-page-break/><text:span text:style-name="T2"><text:tab/></text:span><text:span text:style-name="T5">./remote_thr tcp://160.103.197.16:8001 </text:span><text:span text:style-name="T7">8</text:span><text:span text:style-name="T5">000000 100000000&amp;</text:span></text:p>
      <text:p text:style-name="P4"><text:span text:style-name="T6"/></text:p>
      <text:h text:style-name="Heading_20_3" text:outline-level="3"><text:span text:style-name="T7">Windows</text:span><text:span text:style-name="T2"> : </text:span></text:h>
      <text:p text:style-name="P4"><text:span text:style-name="T6"/></text:p>
      <text:p text:style-name="P4"><text:span text:style-name="T5">remote_thr_</text:span><text:span text:style-name="T7">hwr</text:span><text:span text:style-name="T5"> &lt;bind-address&gt; &lt;message size&gt; &lt;messages&gt; </text:span><text:span text:style-name="T7">&lt;high-water-mark&gt;</text:span></text:p>
      <text:p text:style-name="P4"><text:span text:style-name="T4"/></text:p>
      <text:p text:style-name="P4"><text:span text:style-name="T4"><text:tab/>bind-address = tcp://ip-address/socket where ip-address must be 10 Gbps endpoint</text:span></text:p>
      <text:p text:style-name="P4"><text:span text:style-name="T4"><text:tab/>message-size = size in bytes e.g. 8000000 for 8 MB</text:span></text:p>
      <text:p text:style-name="P4"><text:span text:style-name="T4"><text:tab/>messages = large number for many calls from client(s) e.g. 10000000</text:span></text:p>
      <text:p text:style-name="P4"><text:span text:style-name="T4"><text:tab/></text:span><text:span text:style-name="T11">high-water-mark = number of messages to buffer (&lt; 50 on 32 bit machines)</text:span></text:p>
      <text:p text:style-name="P4"><text:span text:style-name="T4"/></text:p>
      <text:p text:style-name="P4"><text:span text:style-name="T4">Example running on </text:span><text:span text:style-name="T11">computertest1</text:span><text:span text:style-name="T4"> talking to lbs291 :</text:span></text:p>
      <text:p text:style-name="P4"><text:span text:style-name="T6"><text:tab/></text:span><text:span text:style-name="T5">./remote_thr_</text:span><text:span text:style-name="T7">hwr</text:span><text:span text:style-name="T5"> tcp://160.103.197.16:8001 </text:span><text:span text:style-name="T7">8</text:span><text:span text:style-name="T5">000000 100000000 </text:span><text:span text:style-name="T7">50</text:span><text:span text:style-name="T5">&amp;</text:span></text:p>
      <text:p text:style-name="P4"><text:span text:style-name="T5"/></text:p>
      <text:h text:style-name="Heading_20_3" text:outline-level="3"><text:span text:style-name="T2">(</text:span><text:span text:style-name="T12">2</text:span><text:span text:style-name="T2">) </text:span><text:span text:style-name="T13">local</text:span><text:span text:style-name="T2">_thr :</text:span></text:h>
      <text:h text:style-name="P11" text:outline-level="3"><text:span text:style-name="T6">Linux</text:span><text:span text:style-name="T2"> : </text:span></text:h>
      <text:p text:style-name="P5"><text:span text:style-name="T6"/></text:p>
      <text:p text:style-name="P5"><text:span text:style-name="T8">local</text:span><text:span text:style-name="T5">_thr &lt;bind-address&gt; &lt;message size&gt; &lt;messages&gt; </text:span><text:span text:style-name="T9">&lt;directory&gt; [&lt;no-of-threads&gt;]</text:span></text:p>
      <text:p text:style-name="P5"><text:span text:style-name="T5"/></text:p>
      <text:p text:style-name="P6"><text:span text:style-name="T4"><text:tab/>bind-address = tcp://ip-address/socket where ip-address must be 10 Gbps endpoint</text:span></text:p>
      <text:p text:style-name="P6"><text:span text:style-name="T4"><text:tab/>message-size = size in bytes e.g. 8000000 for 8 MB</text:span></text:p>
      <text:p text:style-name="P6"><text:span text:style-name="T4"><text:tab/>messages = number for </text:span><text:span text:style-name="T13">messages to transfer</text:span><text:span text:style-name="T4"> e.g. 100000</text:span></text:p>
      <text:p text:style-name="P6"><text:span text:style-name="T4"><text:tab/></text:span><text:span text:style-name="T13">directory = disk where to store data e.g. /nobackup, /lbsram or /network</text:span></text:p>
      <text:p text:style-name="P6"><text:span text:style-name="T13"><text:tab/><text:tab/> <text:s text:c="6"/>if /network the data is not written to file i.e. only measures network performance.</text:span></text:p>
      <text:p text:style-name="P6"><text:span text:style-name="T13"><text:tab/> <text:s text:c="17"/>NOTE: the directory </text:span><text:span text:style-name="T9">data</text:span><text:span text:style-name="T13"> must be created beforehand on this disk </text:span></text:p>
      <text:p text:style-name="P6"><text:span text:style-name="T13"><text:tab/>no-of-threads = optional number of threads to create for writing (default is 1, maximum 10)</text:span></text:p>
      <text:p text:style-name="P6"><text:span text:style-name="T5"/></text:p>
      <text:p text:style-name="P5"><text:span text:style-name="T4">Example running on lbs291 :</text:span></text:p>
      <text:p text:style-name="P5"><text:span text:style-name="T6"><text:tab/></text:span><text:span text:style-name="T5">./</text:span><text:span text:style-name="T8">local_thr</text:span><text:span text:style-name="T5"> tcp://160.103.197.16:8001 </text:span><text:span text:style-name="T7">8</text:span><text:span text:style-name="T5">000000 1000000 /</text:span><text:span text:style-name="T10">nobackup</text:span></text:p>
      <text:p text:style-name="P5"><text:span text:style-name="T5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oft-page-break/><text:span text:style-name="T13">Output :</text:span></text:p>
      <text:p text:style-name="P7"><text:span text:style-name="T13"/></text:p>
      <text:p text:style-name="P7"><text:span text:style-name="T13">#local_thr local host lbs291 disk /nobackup bind to tcp://160.103.197.16:8004 message size 8000000 message count 1000000 writer threads 1</text:span></text:p>
      <text:p text:style-name="P7"><text:span text:style-name="T13">#mean throughput for 1000 msg: </text:span></text:p>
      <text:p text:style-name="P7"><text:span text:style-name="T13">9 [s] 123 [msg/s] <text:s/>984.000 [MB/s] 7872.000 [Mb/s]</text:span></text:p>
      <text:p text:style-name="P7"><text:span text:style-name="T13">16 [s] 140 [msg/s] <text:s/>1120.000 [MB/s] 8960.000 [Mb/s]</text:span></text:p>
      <text:p text:style-name="P7"><text:span text:style-name="T13">23 [s] 128 [msg/s] <text:s/>1024.000 [MB/s] 8192.000 [Mb/s]</text:span></text:p>
      <text:p text:style-name="P7"><text:span text:style-name="T13">32 [s] 121 [msg/s] <text:s/>968.000 [MB/s] 7744.000 [Mb/s]</text:span></text:p>
      <text:p text:style-name="P7"><text:span text:style-name="T13">40 [s] 119 [msg/s] <text:s/>952.000 [MB/s] 7616.000 [Mb/s]</text:span></text:p>
      <text:p text:style-name="P7"><text:span text:style-name="T13">47 [s] 140 [msg/s] <text:s/>1120.000 [MB/s] 8960.000 [Mb/s]</text:span></text:p>
      <text:p text:style-name="P7"><text:span text:style-name="T13">56 [s] 115 [msg/s] <text:s/>920.000 [MB/s] 7360.000 [Mb/s]</text:span></text:p>
      <text:p text:style-name="P7"><text:span text:style-name="T13">64 [s] 117 [msg/s] <text:s/>936.000 [MB/s] 7488.000 [Mb/s]</text:span></text:p>
      <text:p text:style-name="P7"><text:span text:style-name="T13">72 [s] 133 [msg/s] <text:s/>1064.000 [MB/s] 8512.000 [Mb/s]</text:span></text:p>
      <text:p text:style-name="P7"><text:span text:style-name="T13">79 [s] 133 [msg/s] <text:s/>1064.000 [MB/s] 8512.000 [Mb/s]</text:span></text:p>
      <text:p text:style-name="P7"><text:span text:style-name="T13">87 [s] 123 [msg/s] <text:s/>984.000 [MB/s] 7872.000 [Mb/s]</text:span></text:p>
      <text:p text:style-name="P7"><text:span text:style-name="T13">96 [s] 120 [msg/s] <text:s/>960.000 [MB/s] 7680.000 [Mb/s]</text:span></text:p>
      <text:p text:style-name="P7"><text:span text:style-name="T13"/></text:p>
      <text:h text:style-name="Heading_20_3" text:outline-level="3"><text:span text:style-name="T13">Examples</text:span></text:h>
      <text:p text:style-name="Text_20_body"><text:span text:style-name="T13"/></text:p>
      <text:p text:style-name="P6"><text:span text:style-name="T13">Here are some example scripts to run the tests for various buffer sizes:</text:span></text:p>
      <text:p text:style-name="P6"><text:span text:style-name="T13"/></text:p>
      <text:p text:style-name="P6"><text:span text:style-name="T13">remote_thr on kvm22 :</text:span></text:p>
      <text:p text:style-name="P6"><text:span text:style-name="T13"/></text:p>
      <text:p text:style-name="P6"><text:span text:style-name="T13">./remote_thr tcp://160.103.197.16:8001 1000000 100000000&amp;</text:span></text:p>
      <text:p text:style-name="P6"><text:span text:style-name="T13">./remote_thr tcp://160.103.197.16:8002 2000000 100000000&amp;</text:span></text:p>
      <text:p text:style-name="P6"><text:span text:style-name="T13">./remote_thr tcp://160.103.197.16:8003 4000000 100000000&amp;</text:span></text:p>
      <text:p text:style-name="P6"><text:span text:style-name="T13">./remote_thr tcp://160.103.197.16:8004 8000000 100000000&amp;</text:span></text:p>
      <text:p text:style-name="P6"><text:span text:style-name="T13">./remote_thr tcp://160.103.197.16:8005 16000000 100000000&amp;</text:span></text:p>
      <text:p text:style-name="P6"><text:span text:style-name="T13">./remote_thr tcp://160.103.197.16:8006 32000000 100000000&amp;</text:span></text:p>
      <text:p text:style-name="P6"><text:span text:style-name="T13">./remote_thr tcp://160.103.197.16:8007 64000000 100000000&amp;</text:span></text:p>
      <text:p text:style-name="P6"><text:span text:style-name="T13"/></text:p>
      <text:p text:style-name="P6"><text:span text:style-name="T13">local_thr on lbs291 (note all files in /nobackup/data </text:span><text:span text:style-name="T9">MUST</text:span><text:span text:style-name="T13"> be removed beforehand to measure <text:s/>the disk performance on a clean directory) :</text:span></text:p>
      <text:p text:style-name="P6"><text:span text:style-name="T13"/></text:p>
      <text:p text:style-name="P6"><text:span text:style-name="T13">rm /nobackup/data/*</text:span></text:p>
      <text:p text:style-name="P6"><text:soft-page-break/><text:span text:style-name="T13">./local_thr tcp://160.103.197.16:8001 1000000 10000 /nobackup | tee linux_nobackup_1t.dat</text:span></text:p>
      <text:p text:style-name="P6"><text:span text:style-name="T13">rm /nobackup/data/*</text:span></text:p>
      <text:p text:style-name="P6"><text:span text:style-name="T13">./local_thr tcp://160.103.197.16:8002 2000000 10000 /nobackup | tee -a linux_nobackup_1t.dat</text:span></text:p>
      <text:p text:style-name="P6"><text:span text:style-name="T13">rm /nobackup/data/*</text:span></text:p>
      <text:p text:style-name="P6"><text:span text:style-name="T13">./local_thr tcp://160.103.197.16:8003 4000000 10000 /nobackup | tee -a linux_nobackup_1t.dat</text:span></text:p>
      <text:p text:style-name="P6"><text:span text:style-name="T13">rm /nobackup/data/*</text:span></text:p>
      <text:p text:style-name="P6"><text:span text:style-name="T13">./local_thr tcp://160.103.197.16:8004 8000000 10000 /nobackup | tee -a linux_nobackup_1t.dat</text:span></text:p>
      <text:p text:style-name="P6"><text:span text:style-name="T13">rm /nobackup/data/*</text:span></text:p>
      <text:p text:style-name="P6"><text:span text:style-name="T13">./local_thr tcp://160.103.197.16:8005 16000000 10000 /nobackup | tee -a linux_nobackup_1t.dat</text:span></text:p>
      <text:p text:style-name="P6"><text:span text:style-name="T13">rm /nobackup/data/*</text:span></text:p>
      <text:p text:style-name="P6"><text:span text:style-name="T13">./local_thr tcp://160.103.197.16:8006 32000000 10000 /nobackup | tee -a linux_nobackup_1t.dat</text:span></text:p>
      <text:p text:style-name="P6"><text:span text:style-name="T13">rm /nobackup/data/*</text:span></text:p>
      <text:p text:style-name="P6"><text:span text:style-name="T13">./local_thr tcp://160.103.197.16:8007 64000000 10000 /nobackup | tee -a linux_nobackup_1t.dat</text:span></text:p>
      <text:p text:style-name="P6"><text:span text:style-name="T13"/></text:p>
      <text:h text:style-name="Heading_20_3" text:outline-level="3"><text:span text:style-name="T15">Known problems</text:span></text:h>
      <text:p text:style-name="Text_20_body"><text:span text:style-name="T15"/></text:p>
      <text:p text:style-name="P9"><text:span text:style-name="T15">(1) if the performance is not what you expect (10 Gb/s) then check the network performance using the /network parameter and make sure iperf is giving the expected network performance.</text:span></text:p>
      <text:p text:style-name="Text_20_body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Gotz</meta:initial-creator>
    <meta:creation-date>2013-07-08T07:51:57</meta:creation-date>
    <dc:date>2013-07-08T09:47:50</dc:date>
    <dc:creator>Andy Gotz</dc:creator>
    <meta:editing-duration>PT55M33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4" meta:paragraph-count="80" meta:word-count="678" meta:character-count="5043" meta:non-whitespace-character-count="4384"/>
  </office:meta>
</office:document-meta>
</file>